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4.161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3.995cm"/>
    </style:style>
    <style:style style:name="co14" style:family="table-column">
      <style:table-column-properties fo:break-before="auto" style:column-width="7.408cm"/>
    </style:style>
    <style:style style:name="co15" style:family="table-column">
      <style:table-column-properties fo:break-before="auto" style:column-width="10.294cm"/>
    </style:style>
    <style:style style:name="co16" style:family="table-column">
      <style:table-column-properties fo:break-before="auto" style:column-width="8.74cm"/>
    </style:style>
    <style:style style:name="co17" style:family="table-column">
      <style:table-column-properties fo:break-before="auto" style:column-width="8.879cm"/>
    </style:style>
    <style:style style:name="co18" style:family="table-column">
      <style:table-column-properties fo:break-before="auto" style:column-width="3.163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7.936cm"/>
    </style:style>
    <style:style style:name="co21" style:family="table-column">
      <style:table-column-properties fo:break-before="auto" style:column-width="8.491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4.189cm"/>
    </style:style>
    <style:style style:name="co25" style:family="table-column">
      <style:table-column-properties fo:break-before="auto" style:column-width="3.13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6.909cm"/>
    </style:style>
    <style:style style:name="co28" style:family="table-column">
      <style:table-column-properties fo:break-before="auto" style:column-width="7.796cm"/>
    </style:style>
    <style:style style:name="co29" style:family="table-column">
      <style:table-column-properties fo:break-before="auto" style:column-width="6.937cm"/>
    </style:style>
    <style:style style:name="co30" style:family="table-column">
      <style:table-column-properties fo:break-before="auto" style:column-width="3.385cm"/>
    </style:style>
    <style:style style:name="co31" style:family="table-column">
      <style:table-column-properties fo:break-before="auto" style:column-width="3.052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6" style:family="table-cell" style:parent-style-name="Default" style:data-style-name="N51"/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/>
  </office:automatic-styles>
  <office:body>
    <office:spreadsheet>
      <table:table table:name="Leagu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Venu</text:p>
          </table:table-cell>
          <table:table-cell office:value-type="string">
            <text:p>StartDate</text:p>
          </table:table-cell>
          <table:table-cell office:value-type="string">
            <text:p>EndDate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  <table:table-cell office:value-type="string">
            <text:p>Result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ffd8935a-c229-4f2a-9ed4-53242f98330c</text:p>
          </table:table-cell>
          <table:table-cell office:value-type="string">
            <text:p>Womens World CUP 2020</text:p>
          </table:table-cell>
          <table:table-cell office:value-type="string">
            <text:p>WWC</text:p>
          </table:table-cell>
          <table:table-cell office:value-type="string">
            <text:p>Australia</text:p>
          </table:table-cell>
          <table:table-cell table:style-name="ce2" office:value-type="date" office:date-value="2020-02-21">
            <text:p>21/02/2020</text:p>
          </table:table-cell>
          <table:table-cell table:style-name="ce2" office:value-type="date" office:date-value="2020-03-08">
            <text:p>08/03/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D</text:p>
          </table:table-cell>
          <table:table-cell table:number-columns-repeated="9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ams" table:style-name="ta1" table:print="false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LogoPath</text:p>
          </table:table-cell>
          <table:table-cell office:value-type="string">
            <text:p>ImagesPath</text:p>
          </table:table-cell>
        </table:table-row>
        <table:table-row table:style-name="ro1">
          <table:table-cell office:value-type="string">
            <text:p>2faf7f9c-0701-4add-96c5-0de7380ce3cb</text:p>
          </table:table-cell>
          <table:table-cell office:value-type="string">
            <text:p>ffd8935a-c229-4f2a-9ed4-53242f98330c</text:p>
          </table:table-cell>
          <table:table-cell office:value-type="string">
            <text:p>Indi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 office:value-type="string">
            <text:p>a44da9ea-aeb1-4eea-8380-112520e1e1e1</text:p>
          </table:table-cell>
          <table:table-cell office:value-type="string">
            <text:p>ffd8935a-c229-4f2a-9ed4-53242f98330c</text:p>
          </table:table-cell>
          <table:table-cell office:value-type="string">
            <text:p>Australia</text:p>
          </table:table-cell>
          <table:table-cell office:value-type="string">
            <text:p>AU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6"/>
        </table:table-row>
      </table:table>
      <table:table table:name="Broker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LogoPath</text:p>
          </table:table-cell>
        </table:table-row>
        <table:table-row table:style-name="ro1">
          <table:table-cell office:value-type="string">
            <text:p>be223690-54f7-4a2d-b7fa-5748f801bc0a</text:p>
          </table:table-cell>
          <table:table-cell office:value-type="string">
            <text:p>Dream 11</text:p>
          </table:table-cell>
          <table:table-cell office:value-type="string">
            <text:p>D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3"/>
        </table:table-row>
      </table:table>
      <table:table table:name="BrokerPlayer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ce3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okerId</text:p>
          </table:table-cell>
          <table:table-cell office:value-type="string">
            <text:p>Player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PlayerType</text:p>
          </table:table-cell>
          <table:table-cell table:style-name="Default" office:value-type="string">
            <text:p>Points</text:p>
          </table:table-cell>
          <table:table-cell office:value-type="string">
            <text:p>Credits</text:p>
          </table:table-cell>
        </table:table-row>
        <table:table-row table:style-name="ro1">
          <table:table-cell office:value-type="string">
            <text:p>a5ed9611-5c3c-461a-8c3c-1aafaf88b2cb</text:p>
          </table:table-cell>
          <table:table-cell office:value-type="string">
            <text:p>be223690-54f7-4a2d-b7fa-5748f801bc0a</text:p>
          </table:table-cell>
          <table:table-cell office:value-type="string">
            <text:p>3a7adb36-a301-4e69-b466-e9bb6d3d7dcd</text:p>
          </table:table-cell>
          <table:table-cell office:value-type="string">
            <text:p>2faf7f9c-0701-4add-96c5-0de7380ce3cb</text:p>
          </table:table-cell>
          <table:table-cell office:value-type="string">
            <text:p>Smriti Mandhana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6f05797-b95f-4b08-b644-104501198f77</text:p>
          </table:table-cell>
          <table:table-cell office:value-type="string">
            <text:p>be223690-54f7-4a2d-b7fa-5748f801bc0a</text:p>
          </table:table-cell>
          <table:table-cell office:value-type="string">
            <text:p>2a29ab95-13ca-4085-aa8d-7eabdea521f5</text:p>
          </table:table-cell>
          <table:table-cell office:value-type="string">
            <text:p>2faf7f9c-0701-4add-96c5-0de7380ce3cb</text:p>
          </table:table-cell>
          <table:table-cell office:value-type="string">
            <text:p>Shafali Verma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39e47759-8f0f-4a8c-ab2c-2af96d46d78a</text:p>
          </table:table-cell>
          <table:table-cell office:value-type="string">
            <text:p>be223690-54f7-4a2d-b7fa-5748f801bc0a</text:p>
          </table:table-cell>
          <table:table-cell office:value-type="string">
            <text:p>c7577d8d-c868-449c-8cf7-f149242fc777</text:p>
          </table:table-cell>
          <table:table-cell office:value-type="string">
            <text:p>2faf7f9c-0701-4add-96c5-0de7380ce3cb</text:p>
          </table:table-cell>
          <table:table-cell office:value-type="string">
            <text:p>Jemimah Rodrigues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298bb26-0334-454d-9c2a-c7c27ad1c6b3</text:p>
          </table:table-cell>
          <table:table-cell office:value-type="string">
            <text:p>be223690-54f7-4a2d-b7fa-5748f801bc0a</text:p>
          </table:table-cell>
          <table:table-cell office:value-type="string">
            <text:p>2d89644a-b420-454a-8953-75fd43b93f7b</text:p>
          </table:table-cell>
          <table:table-cell office:value-type="string">
            <text:p>2faf7f9c-0701-4add-96c5-0de7380ce3cb</text:p>
          </table:table-cell>
          <table:table-cell office:value-type="string">
            <text:p>Veda Krishnamurthy</text:p>
          </table:table-cell>
          <table:table-cell office:value-type="float" office:value="2">
            <text:p>2</text:p>
          </table:table-cell>
          <table:table-cell office:value-type="string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eba5c824-571e-44ad-bcb8-8a8d8873c0af</text:p>
          </table:table-cell>
          <table:table-cell office:value-type="string">
            <text:p>be223690-54f7-4a2d-b7fa-5748f801bc0a</text:p>
          </table:table-cell>
          <table:table-cell office:value-type="string">
            <text:p>f8c80ecb-45c2-4016-9f83-51b2780571ae</text:p>
          </table:table-cell>
          <table:table-cell office:value-type="string">
            <text:p>2faf7f9c-0701-4add-96c5-0de7380ce3cb</text:p>
          </table:table-cell>
          <table:table-cell office:value-type="string">
            <text:p>Richa Ghosh</text:p>
          </table:table-cell>
          <table:table-cell office:value-type="float" office:value="3">
            <text:p>3</text:p>
          </table:table-cell>
          <table:table-cell office:value-type="string">
            <text:p>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0dd0aa-441c-4820-b37e-45e565b9f6e4</text:p>
          </table:table-cell>
          <table:table-cell office:value-type="string">
            <text:p>be223690-54f7-4a2d-b7fa-5748f801bc0a</text:p>
          </table:table-cell>
          <table:table-cell office:value-type="string">
            <text:p>f257240f-789d-4147-95de-ae61111998b3</text:p>
          </table:table-cell>
          <table:table-cell office:value-type="string">
            <text:p>2faf7f9c-0701-4add-96c5-0de7380ce3cb</text:p>
          </table:table-cell>
          <table:table-cell office:value-type="string">
            <text:p>Harmanpreet Kaur </text:p>
          </table:table-cell>
          <table:table-cell office:value-type="float" office:value="3">
            <text:p>3</text:p>
          </table:table-cell>
          <table:table-cell office:value-type="string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f26845c4-0da5-435c-bf13-ba6a05894936</text:p>
          </table:table-cell>
          <table:table-cell office:value-type="string">
            <text:p>be223690-54f7-4a2d-b7fa-5748f801bc0a</text:p>
          </table:table-cell>
          <table:table-cell office:value-type="string">
            <text:p>317f01e2-e7ab-4d3c-b2e6-8349cd9a52c3</text:p>
          </table:table-cell>
          <table:table-cell office:value-type="string">
            <text:p>2faf7f9c-0701-4add-96c5-0de7380ce3cb</text:p>
          </table:table-cell>
          <table:table-cell office:value-type="string">
            <text:p>Harleen Deol</text:p>
          </table:table-cell>
          <table:table-cell office:value-type="float" office:value="3">
            <text:p>3</text:p>
          </table:table-cell>
          <table:table-cell office:value-type="string">
            <text:p>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c21e091-0b5a-4271-82f1-1f80ab54d288</text:p>
          </table:table-cell>
          <table:table-cell office:value-type="string">
            <text:p>be223690-54f7-4a2d-b7fa-5748f801bc0a</text:p>
          </table:table-cell>
          <table:table-cell office:value-type="string">
            <text:p>c5db7a94-6793-4ba3-8dc6-79e29dc66384</text:p>
          </table:table-cell>
          <table:table-cell office:value-type="string">
            <text:p>2faf7f9c-0701-4add-96c5-0de7380ce3cb</text:p>
          </table:table-cell>
          <table:table-cell office:value-type="string">
            <text:p>Deepti Sharma</text:p>
          </table:table-cell>
          <table:table-cell office:value-type="float" office:value="1">
            <text:p>1</text:p>
          </table:table-cell>
          <table:table-cell office:value-type="string">
            <text:p>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611c223-11a6-49eb-88f4-7351ba3c49b8</text:p>
          </table:table-cell>
          <table:table-cell office:value-type="string">
            <text:p>be223690-54f7-4a2d-b7fa-5748f801bc0a</text:p>
          </table:table-cell>
          <table:table-cell office:value-type="string">
            <text:p>c5ca5ead-df54-48b8-a4f5-674705979053</text:p>
          </table:table-cell>
          <table:table-cell office:value-type="string">
            <text:p>2faf7f9c-0701-4add-96c5-0de7380ce3cb</text:p>
          </table:table-cell>
          <table:table-cell office:value-type="string">
            <text:p>Shikha Pandey</text:p>
          </table:table-cell>
          <table:table-cell office:value-type="float" office:value="1">
            <text:p>1</text:p>
          </table:table-cell>
          <table:table-cell office:value-type="string">
            <text:p>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3cf7e68-3543-4f00-a7d2-6196b6c6621d</text:p>
          </table:table-cell>
          <table:table-cell office:value-type="string">
            <text:p>be223690-54f7-4a2d-b7fa-5748f801bc0a</text:p>
          </table:table-cell>
          <table:table-cell office:value-type="string">
            <text:p>ca035aaa-2d2d-4bd8-8fcc-bff942fe75c2</text:p>
          </table:table-cell>
          <table:table-cell office:value-type="string">
            <text:p>2faf7f9c-0701-4add-96c5-0de7380ce3cb</text:p>
          </table:table-cell>
          <table:table-cell office:value-type="string">
            <text:p>Pooja Vastrakar</text:p>
          </table:table-cell>
          <table:table-cell office:value-type="float" office:value="1">
            <text:p>1</text:p>
          </table:table-cell>
          <table:table-cell office:value-type="string">
            <text:p>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9a7f3bcf-ed0e-4510-a8b5-ae773be1a99c</text:p>
          </table:table-cell>
          <table:table-cell office:value-type="string">
            <text:p>be223690-54f7-4a2d-b7fa-5748f801bc0a</text:p>
          </table:table-cell>
          <table:table-cell office:value-type="string">
            <text:p>71430d1e-b949-4a00-8a84-05d8732c3847</text:p>
          </table:table-cell>
          <table:table-cell office:value-type="string">
            <text:p>2faf7f9c-0701-4add-96c5-0de7380ce3cb</text:p>
          </table:table-cell>
          <table:table-cell office:value-type="string">
            <text:p>Taniya Bhatia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843e9cd6-01b8-40ac-ac84-d8b177f86af6</text:p>
          </table:table-cell>
          <table:table-cell office:value-type="string">
            <text:p>be223690-54f7-4a2d-b7fa-5748f801bc0a</text:p>
          </table:table-cell>
          <table:table-cell office:value-type="string">
            <text:p>0ee37235-bf79-4e3e-b82c-c8edf12b845a</text:p>
          </table:table-cell>
          <table:table-cell office:value-type="string">
            <text:p>2faf7f9c-0701-4add-96c5-0de7380ce3cb</text:p>
          </table:table-cell>
          <table:table-cell office:value-type="string">
            <text:p>Poonam Yadav</text:p>
          </table:table-cell>
          <table:table-cell office:value-type="float" office:value="4">
            <text:p>4</text:p>
          </table:table-cell>
          <table:table-cell office:value-type="string">
            <text:p>1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37ce8c6-8e2a-44e3-95bc-02713b040989</text:p>
          </table:table-cell>
          <table:table-cell office:value-type="string">
            <text:p>be223690-54f7-4a2d-b7fa-5748f801bc0a</text:p>
          </table:table-cell>
          <table:table-cell office:value-type="string">
            <text:p>8fbb954c-31de-4d61-9108-0427144cb37e</text:p>
          </table:table-cell>
          <table:table-cell office:value-type="string">
            <text:p>2faf7f9c-0701-4add-96c5-0de7380ce3cb</text:p>
          </table:table-cell>
          <table:table-cell office:value-type="string">
            <text:p>Radha Yadav</text:p>
          </table:table-cell>
          <table:table-cell office:value-type="float" office:value="5">
            <text:p>5</text:p>
          </table:table-cell>
          <table:table-cell office:value-type="string">
            <text:p>1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beb14977-740c-4aa1-86c6-cc449683ec7a</text:p>
          </table:table-cell>
          <table:table-cell office:value-type="string">
            <text:p>be223690-54f7-4a2d-b7fa-5748f801bc0a</text:p>
          </table:table-cell>
          <table:table-cell office:value-type="string">
            <text:p>3a48d1cf-2856-4976-941a-8a3d3b20fbfa</text:p>
          </table:table-cell>
          <table:table-cell office:value-type="string">
            <text:p>2faf7f9c-0701-4add-96c5-0de7380ce3cb</text:p>
          </table:table-cell>
          <table:table-cell office:value-type="string">
            <text:p>Arundhati Reddy</text:p>
          </table:table-cell>
          <table:table-cell office:value-type="float" office:value="5">
            <text:p>5</text:p>
          </table:table-cell>
          <table:table-cell office:value-type="string">
            <text:p>1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20ec791-f515-47ab-b366-700efd9accda</text:p>
          </table:table-cell>
          <table:table-cell office:value-type="string">
            <text:p>be223690-54f7-4a2d-b7fa-5748f801bc0a</text:p>
          </table:table-cell>
          <table:table-cell office:value-type="string">
            <text:p>e22f40fc-a6cc-498f-b75f-c9f1e5a9b497</text:p>
          </table:table-cell>
          <table:table-cell office:value-type="string">
            <text:p>2faf7f9c-0701-4add-96c5-0de7380ce3cb</text:p>
          </table:table-cell>
          <table:table-cell office:value-type="string">
            <text:p>Rajeshwari Gayakwad</text:p>
          </table:table-cell>
          <table:table-cell office:value-type="float" office:value="5">
            <text:p>5</text:p>
          </table:table-cell>
          <table:table-cell office:value-type="string">
            <text:p>1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d38083f-f857-43f5-bd32-c08aa9b0684d</text:p>
          </table:table-cell>
          <table:table-cell office:value-type="string">
            <text:p>be223690-54f7-4a2d-b7fa-5748f801bc0a</text:p>
          </table:table-cell>
          <table:table-cell office:value-type="string">
            <text:p>c96dd543-a4bc-4279-92b7-b6abecb19571</text:p>
          </table:table-cell>
          <table:table-cell office:value-type="string">
            <text:p>a44da9ea-aeb1-4eea-8380-112520e1e1e1</text:p>
          </table:table-cell>
          <table:table-cell office:value-type="string">
            <text:p>Meg Lanning</text:p>
          </table:table-cell>
          <table:table-cell office:value-type="float" office:value="5">
            <text:p>5</text:p>
          </table:table-cell>
          <table:table-cell office:value-type="string">
            <text:p>1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389c0573-3006-480a-a0cd-3ea856aa3804</text:p>
          </table:table-cell>
          <table:table-cell office:value-type="string">
            <text:p>be223690-54f7-4a2d-b7fa-5748f801bc0a</text:p>
          </table:table-cell>
          <table:table-cell office:value-type="string">
            <text:p>5b29fd7f-fac8-473b-a4a2-f34e4eda1578</text:p>
          </table:table-cell>
          <table:table-cell office:value-type="string">
            <text:p>a44da9ea-aeb1-4eea-8380-112520e1e1e1</text:p>
          </table:table-cell>
          <table:table-cell office:value-type="string">
            <text:p>Rachael Haynes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8123c8c-63ea-4d4c-96b1-edd6522eac65</text:p>
          </table:table-cell>
          <table:table-cell office:value-type="string">
            <text:p>be223690-54f7-4a2d-b7fa-5748f801bc0a</text:p>
          </table:table-cell>
          <table:table-cell office:value-type="string">
            <text:p>055363c5-91a3-4bb3-9406-d2b5c99fe4ad</text:p>
          </table:table-cell>
          <table:table-cell office:value-type="string">
            <text:p>a44da9ea-aeb1-4eea-8380-112520e1e1e1</text:p>
          </table:table-cell>
          <table:table-cell office:value-type="string">
            <text:p>Ashleigh Gardner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1ed3cd00-a98f-4e2b-b586-2b0ea30de4e5</text:p>
          </table:table-cell>
          <table:table-cell office:value-type="string">
            <text:p>be223690-54f7-4a2d-b7fa-5748f801bc0a</text:p>
          </table:table-cell>
          <table:table-cell office:value-type="string">
            <text:p>471dc827-a6dd-4ccb-869d-e75d1ce534bf</text:p>
          </table:table-cell>
          <table:table-cell office:value-type="string">
            <text:p>a44da9ea-aeb1-4eea-8380-112520e1e1e1</text:p>
          </table:table-cell>
          <table:table-cell office:value-type="string">
            <text:p>Delissa Kimmince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00497fbb-178b-4609-80a1-357862f001b0</text:p>
          </table:table-cell>
          <table:table-cell office:value-type="string">
            <text:p>be223690-54f7-4a2d-b7fa-5748f801bc0a</text:p>
          </table:table-cell>
          <table:table-cell office:value-type="string">
            <text:p>f563a1d5-69f7-47f0-9ec0-456a9fef18a4</text:p>
          </table:table-cell>
          <table:table-cell office:value-type="string">
            <text:p>a44da9ea-aeb1-4eea-8380-112520e1e1e1</text:p>
          </table:table-cell>
          <table:table-cell office:value-type="string">
            <text:p>Ellyse Perry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2a9d9a97-0507-4f2a-a40b-a4c34c61f33e</text:p>
          </table:table-cell>
          <table:table-cell office:value-type="string">
            <text:p>be223690-54f7-4a2d-b7fa-5748f801bc0a</text:p>
          </table:table-cell>
          <table:table-cell office:value-type="string">
            <text:p>bb078aa9-7320-4aea-a823-fce5b1526853</text:p>
          </table:table-cell>
          <table:table-cell office:value-type="string">
            <text:p>a44da9ea-aeb1-4eea-8380-112520e1e1e1</text:p>
          </table:table-cell>
          <table:table-cell office:value-type="string">
            <text:p>Erin Burns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ae4d205-033b-4bb9-822f-21377c909281</text:p>
          </table:table-cell>
          <table:table-cell office:value-type="string">
            <text:p>be223690-54f7-4a2d-b7fa-5748f801bc0a</text:p>
          </table:table-cell>
          <table:table-cell office:value-type="string">
            <text:p>aace4749-bdea-4f3b-9a6c-2e5fdc570c86</text:p>
          </table:table-cell>
          <table:table-cell office:value-type="string">
            <text:p>a44da9ea-aeb1-4eea-8380-112520e1e1e1</text:p>
          </table:table-cell>
          <table:table-cell office:value-type="string">
            <text:p>Annabel Sutherland</text:p>
          </table:table-cell>
          <table:table-cell office:value-type="float" office:value="3">
            <text:p>3</text:p>
          </table:table-cell>
          <table:table-cell office:value-type="string">
            <text:p>22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5c7ceceb-fdf6-491d-9990-9b483cb6894b</text:p>
          </table:table-cell>
          <table:table-cell office:value-type="string">
            <text:p>be223690-54f7-4a2d-b7fa-5748f801bc0a</text:p>
          </table:table-cell>
          <table:table-cell office:value-type="string">
            <text:p>7b53bc0d-be2b-442f-a603-4b82f4c186ee</text:p>
          </table:table-cell>
          <table:table-cell office:value-type="string">
            <text:p>a44da9ea-aeb1-4eea-8380-112520e1e1e1</text:p>
          </table:table-cell>
          <table:table-cell office:value-type="string">
            <text:p>Nicola Carey</text:p>
          </table:table-cell>
          <table:table-cell office:value-type="float" office:value="5">
            <text:p>5</text:p>
          </table:table-cell>
          <table:table-cell office:value-type="string">
            <text:p>2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d01e82d0-da42-4d16-a2e9-cfd937ed86cd</text:p>
          </table:table-cell>
          <table:table-cell office:value-type="string">
            <text:p>be223690-54f7-4a2d-b7fa-5748f801bc0a</text:p>
          </table:table-cell>
          <table:table-cell office:value-type="string">
            <text:p>639b5564-09e1-4f8e-a573-c20f50c81701</text:p>
          </table:table-cell>
          <table:table-cell office:value-type="string">
            <text:p>a44da9ea-aeb1-4eea-8380-112520e1e1e1</text:p>
          </table:table-cell>
          <table:table-cell office:value-type="string">
            <text:p>Alyssa Healy</text:p>
          </table:table-cell>
          <table:table-cell office:value-type="float" office:value="5">
            <text:p>5</text:p>
          </table:table-cell>
          <table:table-cell office:value-type="string">
            <text:p>24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341227f0-e57d-476f-9e08-3737205deeae</text:p>
          </table:table-cell>
          <table:table-cell office:value-type="string">
            <text:p>be223690-54f7-4a2d-b7fa-5748f801bc0a</text:p>
          </table:table-cell>
          <table:table-cell office:value-type="string">
            <text:p>949bf17e-038d-43bc-bbdb-cadeda19b075</text:p>
          </table:table-cell>
          <table:table-cell office:value-type="string">
            <text:p>a44da9ea-aeb1-4eea-8380-112520e1e1e1</text:p>
          </table:table-cell>
          <table:table-cell office:value-type="string">
            <text:p>Beth Mooney</text:p>
          </table:table-cell>
          <table:table-cell office:value-type="float" office:value="4">
            <text:p>4</text:p>
          </table:table-cell>
          <table:table-cell office:value-type="string">
            <text:p>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dfb5469-3253-4b84-926b-120de5f9eafc</text:p>
          </table:table-cell>
          <table:table-cell office:value-type="string">
            <text:p>be223690-54f7-4a2d-b7fa-5748f801bc0a</text:p>
          </table:table-cell>
          <table:table-cell office:value-type="string">
            <text:p>343a54ab-f853-49ca-a0af-2d2e1195542f</text:p>
          </table:table-cell>
          <table:table-cell office:value-type="string">
            <text:p>a44da9ea-aeb1-4eea-8380-112520e1e1e1</text:p>
          </table:table-cell>
          <table:table-cell office:value-type="string">
            <text:p>Jess Jonassen</text:p>
          </table:table-cell>
          <table:table-cell office:value-type="float" office:value="5">
            <text:p>5</text:p>
          </table:table-cell>
          <table:table-cell office:value-type="string">
            <text:p>26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5d07826-44c9-4387-9a74-3007699b515d</text:p>
          </table:table-cell>
          <table:table-cell office:value-type="string">
            <text:p>be223690-54f7-4a2d-b7fa-5748f801bc0a</text:p>
          </table:table-cell>
          <table:table-cell office:value-type="string">
            <text:p>051af345-e3bd-4c46-9968-55f66deca951</text:p>
          </table:table-cell>
          <table:table-cell office:value-type="string">
            <text:p>a44da9ea-aeb1-4eea-8380-112520e1e1e1</text:p>
          </table:table-cell>
          <table:table-cell office:value-type="string">
            <text:p>Sophie Molineux</text:p>
          </table:table-cell>
          <table:table-cell office:value-type="float" office:value="5">
            <text:p>5</text:p>
          </table:table-cell>
          <table:table-cell office:value-type="string">
            <text:p>2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c2f07403-72c8-4ba1-a8dd-f815024fb5a8</text:p>
          </table:table-cell>
          <table:table-cell office:value-type="string">
            <text:p>be223690-54f7-4a2d-b7fa-5748f801bc0a</text:p>
          </table:table-cell>
          <table:table-cell office:value-type="string">
            <text:p>ac4288ca-0be9-4715-b6c6-792b511efa37</text:p>
          </table:table-cell>
          <table:table-cell office:value-type="string">
            <text:p>a44da9ea-aeb1-4eea-8380-112520e1e1e1</text:p>
          </table:table-cell>
          <table:table-cell office:value-type="string">
            <text:p>Megan Schutt</text:p>
          </table:table-cell>
          <table:table-cell office:value-type="float" office:value="4">
            <text:p>4</text:p>
          </table:table-cell>
          <table:table-cell office:value-type="string">
            <text:p>28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4ed9101d-3d25-43a4-a70e-e7d978885a16</text:p>
          </table:table-cell>
          <table:table-cell office:value-type="string">
            <text:p>be223690-54f7-4a2d-b7fa-5748f801bc0a</text:p>
          </table:table-cell>
          <table:table-cell office:value-type="string">
            <text:p>256d1bfa-2d41-4e9c-8742-974a83a476a2</text:p>
          </table:table-cell>
          <table:table-cell office:value-type="string">
            <text:p>a44da9ea-aeb1-4eea-8380-112520e1e1e1</text:p>
          </table:table-cell>
          <table:table-cell office:value-type="string">
            <text:p>Georgia Wareham</text:p>
          </table:table-cell>
          <table:table-cell office:value-type="float" office:value="5">
            <text:p>5</text:p>
          </table:table-cell>
          <table:table-cell office:value-type="string">
            <text:p>29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7352dce0-8244-4235-86eb-3ae35bb257f9</text:p>
          </table:table-cell>
          <table:table-cell office:value-type="string">
            <text:p>be223690-54f7-4a2d-b7fa-5748f801bc0a</text:p>
          </table:table-cell>
          <table:table-cell office:value-type="string">
            <text:p>0b43466f-c65a-4220-ba93-e9da250e0cf6</text:p>
          </table:table-cell>
          <table:table-cell office:value-type="string">
            <text:p>a44da9ea-aeb1-4eea-8380-112520e1e1e1</text:p>
          </table:table-cell>
          <table:table-cell office:value-type="string">
            <text:p>Molly Strano</text:p>
          </table:table-cell>
          <table:table-cell office:value-type="float" office:value="5">
            <text:p>5</text:p>
          </table:table-cell>
          <table:table-cell office:value-type="string">
            <text:p>30</text:p>
          </table:table-cell>
          <table:table-cell office:value-type="float" office:value="8.5">
            <text:p>8.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5"/>
          <table:table-cell table:style-name="Default"/>
          <table:table-cell/>
        </table:table-row>
      </table:table>
      <table:table table:name="Player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5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am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DDOOBB</text:p>
          </table:table-cell>
          <table:table-cell table:style-name="Default" office:value-type="string">
            <text:p>DOB</text:p>
          </table:table-cell>
          <table:table-cell office:value-type="string">
            <text:p>SunSign</text:p>
          </table:table-cell>
          <table:table-cell office:value-type="string">
            <text:p>MoonSign</text:p>
          </table:table-cell>
          <table:table-cell office:value-type="string">
            <text:p>PlayerType</text:p>
          </table:table-cell>
          <table:table-cell office:value-type="string">
            <text:p>Form</text:p>
          </table:table-cell>
          <table:table-cell office:value-type="string">
            <text:p>PlayerLevel</text:p>
          </table:table-cell>
          <table:table-cell office:value-type="string">
            <text:p>Description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3a7adb36-a301-4e69-b466-e9bb6d3d7dcd</text:p>
          </table:table-cell>
          <table:table-cell office:value-type="string">
            <text:p>2faf7f9c-0701-4add-96c5-0de7380ce3cb</text:p>
          </table:table-cell>
          <table:table-cell office:value-type="string">
            <text:p>Smriti Mandhana</text:p>
          </table:table-cell>
          <table:table-cell office:value-type="string">
            <text:p>Mandhana</text:p>
          </table:table-cell>
          <table:table-cell office:value-type="string">
            <text:p>Jul 18, 1996 (23 years)</text:p>
          </table:table-cell>
          <table:table-cell office:value-type="date" office:date-value="2020-01-01">
            <text:p>01/01/20</text:p>
          </table:table-cell>
          <table:table-cell table:style-name="ce4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 office:value-type="string">
            <text:p>2a29ab95-13ca-4085-aa8d-7eabdea521f5</text:p>
          </table:table-cell>
          <table:table-cell office:value-type="string">
            <text:p>2faf7f9c-0701-4add-96c5-0de7380ce3cb</text:p>
          </table:table-cell>
          <table:table-cell office:value-type="string">
            <text:p>Shafali Verma</text:p>
          </table:table-cell>
          <table:table-cell office:value-type="string">
            <text:p>Shafali</text:p>
          </table:table-cell>
          <table:table-cell office:value-type="string">
            <text:p>Jan 28, 2004 (16 years)</text:p>
          </table:table-cell>
          <table:table-cell office:value-type="date" office:date-value="2020-01-01">
            <text:p>01/01/20</text:p>
          </table:table-cell>
          <table:table-cell table:style-name="ce4"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7577d8d-c868-449c-8cf7-f149242fc777</text:p>
          </table:table-cell>
          <table:table-cell office:value-type="string">
            <text:p>2faf7f9c-0701-4add-96c5-0de7380ce3cb</text:p>
          </table:table-cell>
          <table:table-cell office:value-type="string">
            <text:p>Jemimah Rodrigues</text:p>
          </table:table-cell>
          <table:table-cell office:value-type="string">
            <text:p>Rodrigues</text:p>
          </table:table-cell>
          <table:table-cell office:value-type="string">
            <text:p>Sep 05, 2000 (19 years)</text:p>
          </table:table-cell>
          <table:table-cell office:value-type="date" office:date-value="2020-01-01">
            <text:p>01/01/20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2d89644a-b420-454a-8953-75fd43b93f7b</text:p>
          </table:table-cell>
          <table:table-cell office:value-type="string">
            <text:p>2faf7f9c-0701-4add-96c5-0de7380ce3cb</text:p>
          </table:table-cell>
          <table:table-cell office:value-type="string">
            <text:p>Veda Krishnamurthy</text:p>
          </table:table-cell>
          <table:table-cell office:value-type="string">
            <text:p>Krishnamurthy</text:p>
          </table:table-cell>
          <table:table-cell office:value-type="string">
            <text:p>Oct 16, 1992 (27 years)</text:p>
          </table:table-cell>
          <table:table-cell office:value-type="date" office:date-value="2020-01-02">
            <text:p>02/01/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8c80ecb-45c2-4016-9f83-51b2780571ae</text:p>
          </table:table-cell>
          <table:table-cell office:value-type="string">
            <text:p>2faf7f9c-0701-4add-96c5-0de7380ce3cb</text:p>
          </table:table-cell>
          <table:table-cell office:value-type="string">
            <text:p>Richa Ghosh</text:p>
          </table:table-cell>
          <table:table-cell office:value-type="string">
            <text:p>Richa</text:p>
          </table:table-cell>
          <table:table-cell office:value-type="string">
            <text:p>Sep 28, 2003 (16 years)</text:p>
          </table:table-cell>
          <table:table-cell office:value-type="date" office:date-value="2020-01-03">
            <text:p>03/01/2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f257240f-789d-4147-95de-ae61111998b3</text:p>
          </table:table-cell>
          <table:table-cell office:value-type="string">
            <text:p>2faf7f9c-0701-4add-96c5-0de7380ce3cb</text:p>
          </table:table-cell>
          <table:table-cell office:value-type="string">
            <text:p>Harmanpreet Kaur </text:p>
          </table:table-cell>
          <table:table-cell office:value-type="string">
            <text:p>Harmanpreet</text:p>
          </table:table-cell>
          <table:table-cell office:value-type="string">
            <text:p>Mar 08, 1989 (30 years)</text:p>
          </table:table-cell>
          <table:table-cell office:value-type="date" office:date-value="2020-01-04">
            <text:p>04/01/20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317f01e2-e7ab-4d3c-b2e6-8349cd9a52c3</text:p>
          </table:table-cell>
          <table:table-cell office:value-type="string">
            <text:p>2faf7f9c-0701-4add-96c5-0de7380ce3cb</text:p>
          </table:table-cell>
          <table:table-cell office:value-type="string">
            <text:p>Harleen Deol</text:p>
          </table:table-cell>
          <table:table-cell office:value-type="string">
            <text:p>Harleen</text:p>
          </table:table-cell>
          <table:table-cell office:value-type="string">
            <text:p>Jun 21, 1998 (21 years)</text:p>
          </table:table-cell>
          <table:table-cell office:value-type="date" office:date-value="2020-01-05">
            <text:p>05/01/2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5db7a94-6793-4ba3-8dc6-79e29dc66384</text:p>
          </table:table-cell>
          <table:table-cell office:value-type="string">
            <text:p>2faf7f9c-0701-4add-96c5-0de7380ce3cb</text:p>
          </table:table-cell>
          <table:table-cell office:value-type="string">
            <text:p>Deepti Sharma</text:p>
          </table:table-cell>
          <table:table-cell office:value-type="string">
            <text:p>Deepti</text:p>
          </table:table-cell>
          <table:table-cell office:value-type="string">
            <text:p>Aug 24, 1997 (22 years)</text:p>
          </table:table-cell>
          <table:table-cell office:value-type="date" office:date-value="2020-01-06">
            <text:p>06/01/20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5ca5ead-df54-48b8-a4f5-674705979053</text:p>
          </table:table-cell>
          <table:table-cell office:value-type="string">
            <text:p>2faf7f9c-0701-4add-96c5-0de7380ce3cb</text:p>
          </table:table-cell>
          <table:table-cell office:value-type="string">
            <text:p>Shikha Pandey</text:p>
          </table:table-cell>
          <table:table-cell office:value-type="string">
            <text:p>Shikha</text:p>
          </table:table-cell>
          <table:table-cell office:value-type="string">
            <text:p>May 12, 1989 (30 years)</text:p>
          </table:table-cell>
          <table:table-cell office:value-type="date" office:date-value="2020-01-07">
            <text:p>07/01/2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035aaa-2d2d-4bd8-8fcc-bff942fe75c2</text:p>
          </table:table-cell>
          <table:table-cell office:value-type="string">
            <text:p>2faf7f9c-0701-4add-96c5-0de7380ce3cb</text:p>
          </table:table-cell>
          <table:table-cell office:value-type="string">
            <text:p>Pooja Vastrakar</text:p>
          </table:table-cell>
          <table:table-cell office:value-type="string">
            <text:p>Pooja </text:p>
          </table:table-cell>
          <table:table-cell office:value-type="string">
            <text:p>Sep 25, 1999 (20 years)</text:p>
          </table:table-cell>
          <table:table-cell office:value-type="date" office:date-value="2020-01-08">
            <text:p>08/01/20</text:p>
          </table:table-cell>
          <table:table-cell table:style-name="ce4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71430d1e-b949-4a00-8a84-05d8732c3847</text:p>
          </table:table-cell>
          <table:table-cell office:value-type="string">
            <text:p>2faf7f9c-0701-4add-96c5-0de7380ce3cb</text:p>
          </table:table-cell>
          <table:table-cell office:value-type="string">
            <text:p>Taniya Bhatia</text:p>
          </table:table-cell>
          <table:table-cell office:value-type="string">
            <text:p>Taniya</text:p>
          </table:table-cell>
          <table:table-cell office:value-type="string">
            <text:p>Nov 28, 1997 (22 years)</text:p>
          </table:table-cell>
          <table:table-cell office:value-type="date" office:date-value="2020-01-09">
            <text:p>09/01/20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ee37235-bf79-4e3e-b82c-c8edf12b845a</text:p>
          </table:table-cell>
          <table:table-cell office:value-type="string">
            <text:p>2faf7f9c-0701-4add-96c5-0de7380ce3cb</text:p>
          </table:table-cell>
          <table:table-cell office:value-type="string">
            <text:p>Poonam Yadav</text:p>
          </table:table-cell>
          <table:table-cell office:value-type="string">
            <text:p>Poonam</text:p>
          </table:table-cell>
          <table:table-cell office:value-type="string">
            <text:p>Aug 24, 1991 (28 years)</text:p>
          </table:table-cell>
          <table:table-cell office:value-type="date" office:date-value="2020-01-10">
            <text:p>10/01/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8fbb954c-31de-4d61-9108-0427144cb37e</text:p>
          </table:table-cell>
          <table:table-cell office:value-type="string">
            <text:p>2faf7f9c-0701-4add-96c5-0de7380ce3cb</text:p>
          </table:table-cell>
          <table:table-cell office:value-type="string">
            <text:p>Radha Yadav</text:p>
          </table:table-cell>
          <table:table-cell office:value-type="string">
            <text:p>Radha</text:p>
          </table:table-cell>
          <table:table-cell office:value-type="string">
            <text:p>Apr 21, 2000 (19 years)</text:p>
          </table:table-cell>
          <table:table-cell office:value-type="date" office:date-value="2020-01-11">
            <text:p>11/01/20</text:p>
          </table:table-cell>
          <table:table-cell table:style-name="ce4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a48d1cf-2856-4976-941a-8a3d3b20fbfa</text:p>
          </table:table-cell>
          <table:table-cell office:value-type="string">
            <text:p>2faf7f9c-0701-4add-96c5-0de7380ce3cb</text:p>
          </table:table-cell>
          <table:table-cell office:value-type="string">
            <text:p>Arundhati Reddy</text:p>
          </table:table-cell>
          <table:table-cell office:value-type="string">
            <text:p>Arundhati</text:p>
          </table:table-cell>
          <table:table-cell office:value-type="string">
            <text:p>Oct 04, 1997 (22 years)</text:p>
          </table:table-cell>
          <table:table-cell office:value-type="date" office:date-value="2020-01-12">
            <text:p>12/01/20</text:p>
          </table:table-cell>
          <table:table-cell table:style-name="ce4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22f40fc-a6cc-498f-b75f-c9f1e5a9b497</text:p>
          </table:table-cell>
          <table:table-cell office:value-type="string">
            <text:p>2faf7f9c-0701-4add-96c5-0de7380ce3cb</text:p>
          </table:table-cell>
          <table:table-cell office:value-type="string">
            <text:p>Rajeshwari Gayakwad</text:p>
          </table:table-cell>
          <table:table-cell office:value-type="string">
            <text:p>Rajeshwari</text:p>
          </table:table-cell>
          <table:table-cell office:value-type="string">
            <text:p>Jun 01, 1991 (28 years)</text:p>
          </table:table-cell>
          <table:table-cell office:value-type="date" office:date-value="2020-01-13">
            <text:p>13/01/20</text:p>
          </table:table-cell>
          <table:table-cell table:style-name="ce4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/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96dd543-a4bc-4279-92b7-b6abecb19571</text:p>
          </table:table-cell>
          <table:table-cell office:value-type="string">
            <text:p>a44da9ea-aeb1-4eea-8380-112520e1e1e1</text:p>
          </table:table-cell>
          <table:table-cell office:value-type="string">
            <text:p>Meg Lanning</text:p>
          </table:table-cell>
          <table:table-cell office:value-type="string">
            <text:p>Meg</text:p>
          </table:table-cell>
          <table:table-cell office:value-type="string">
            <text:p>Mar 25, 1992 (27 years)</text:p>
          </table:table-cell>
          <table:table-cell office:value-type="date" office:date-value="2020-01-17">
            <text:p>17/01/20</text:p>
          </table:table-cell>
          <table:table-cell table:style-name="ce4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5b29fd7f-fac8-473b-a4a2-f34e4eda1578</text:p>
          </table:table-cell>
          <table:table-cell office:value-type="string">
            <text:p>a44da9ea-aeb1-4eea-8380-112520e1e1e1</text:p>
          </table:table-cell>
          <table:table-cell office:value-type="string">
            <text:p>Rachael Haynes</text:p>
          </table:table-cell>
          <table:table-cell office:value-type="string">
            <text:p>Rachael </text:p>
          </table:table-cell>
          <table:table-cell office:value-type="string">
            <text:p>Dec 26, 1986 (33 years)</text:p>
          </table:table-cell>
          <table:table-cell office:value-type="date" office:date-value="2020-01-18">
            <text:p>18/01/2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55363c5-91a3-4bb3-9406-d2b5c99fe4ad</text:p>
          </table:table-cell>
          <table:table-cell office:value-type="string">
            <text:p>a44da9ea-aeb1-4eea-8380-112520e1e1e1</text:p>
          </table:table-cell>
          <table:table-cell office:value-type="string">
            <text:p>Ashleigh Gardner</text:p>
          </table:table-cell>
          <table:table-cell office:value-type="string">
            <text:p>Ashleigh</text:p>
          </table:table-cell>
          <table:table-cell office:value-type="string">
            <text:p>Apr 15, 1997 (22 years)</text:p>
          </table:table-cell>
          <table:table-cell office:value-type="date" office:date-value="2020-01-19">
            <text:p>19/01/20</text:p>
          </table:table-cell>
          <table:table-cell table:style-name="ce4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71dc827-a6dd-4ccb-869d-e75d1ce534bf</text:p>
          </table:table-cell>
          <table:table-cell office:value-type="string">
            <text:p>a44da9ea-aeb1-4eea-8380-112520e1e1e1</text:p>
          </table:table-cell>
          <table:table-cell office:value-type="string">
            <text:p>Delissa Kimmince</text:p>
          </table:table-cell>
          <table:table-cell office:value-type="string">
            <text:p>Delissa</text:p>
          </table:table-cell>
          <table:table-cell office:value-type="string">
            <text:p>May 14, 1989 (30 years)</text:p>
          </table:table-cell>
          <table:table-cell office:value-type="date" office:date-value="2020-01-20">
            <text:p>20/01/20</text:p>
          </table:table-cell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f563a1d5-69f7-47f0-9ec0-456a9fef18a4</text:p>
          </table:table-cell>
          <table:table-cell office:value-type="string">
            <text:p>a44da9ea-aeb1-4eea-8380-112520e1e1e1</text:p>
          </table:table-cell>
          <table:table-cell office:value-type="string">
            <text:p>Ellyse Perry</text:p>
          </table:table-cell>
          <table:table-cell office:value-type="string">
            <text:p>Ellyse</text:p>
          </table:table-cell>
          <table:table-cell office:value-type="string">
            <text:p>Nov 03, 1990 (29 years)</text:p>
          </table:table-cell>
          <table:table-cell office:value-type="date" office:date-value="2020-01-21">
            <text:p>21/01/20</text:p>
          </table:table-cell>
          <table:table-cell table:style-name="ce4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bb078aa9-7320-4aea-a823-fce5b1526853</text:p>
          </table:table-cell>
          <table:table-cell office:value-type="string">
            <text:p>a44da9ea-aeb1-4eea-8380-112520e1e1e1</text:p>
          </table:table-cell>
          <table:table-cell office:value-type="string">
            <text:p>Erin Burns</text:p>
          </table:table-cell>
          <table:table-cell office:value-type="string">
            <text:p>Erin</text:p>
          </table:table-cell>
          <table:table-cell office:value-type="string">
            <text:p>Jun 22, 1988 (31 years)</text:p>
          </table:table-cell>
          <table:table-cell office:value-type="date" office:date-value="2020-01-22">
            <text:p>22/01/20</text:p>
          </table:table-cell>
          <table:table-cell table:style-name="ce4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ace4749-bdea-4f3b-9a6c-2e5fdc570c86</text:p>
          </table:table-cell>
          <table:table-cell office:value-type="string">
            <text:p>a44da9ea-aeb1-4eea-8380-112520e1e1e1</text:p>
          </table:table-cell>
          <table:table-cell office:value-type="string">
            <text:p>Annabel Sutherland</text:p>
          </table:table-cell>
          <table:table-cell office:value-type="string">
            <text:p>Annabel</text:p>
          </table:table-cell>
          <table:table-cell office:value-type="string">
            <text:p>Oct 12, 2001 (18 years)</text:p>
          </table:table-cell>
          <table:table-cell office:value-type="date" office:date-value="2020-01-23">
            <text:p>23/01/20</text:p>
          </table:table-cell>
          <table:table-cell table:style-name="ce4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7b53bc0d-be2b-442f-a603-4b82f4c186ee</text:p>
          </table:table-cell>
          <table:table-cell office:value-type="string">
            <text:p>a44da9ea-aeb1-4eea-8380-112520e1e1e1</text:p>
          </table:table-cell>
          <table:table-cell office:value-type="string">
            <text:p>Nicola Carey</text:p>
          </table:table-cell>
          <table:table-cell office:value-type="string">
            <text:p>Nicola </text:p>
          </table:table-cell>
          <table:table-cell office:value-type="string">
            <text:p>Sep 10, 1993 (26 years)</text:p>
          </table:table-cell>
          <table:table-cell office:value-type="date" office:date-value="2020-01-24">
            <text:p>24/01/20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639b5564-09e1-4f8e-a573-c20f50c81701</text:p>
          </table:table-cell>
          <table:table-cell office:value-type="string">
            <text:p>a44da9ea-aeb1-4eea-8380-112520e1e1e1</text:p>
          </table:table-cell>
          <table:table-cell office:value-type="string">
            <text:p>Alyssa Healy</text:p>
          </table:table-cell>
          <table:table-cell office:value-type="string">
            <text:p>Alyssa</text:p>
          </table:table-cell>
          <table:table-cell office:value-type="string">
            <text:p>Mar 24, 1990 (29 years)</text:p>
          </table:table-cell>
          <table:table-cell office:value-type="date" office:date-value="2020-01-25">
            <text:p>25/01/20</text:p>
          </table:table-cell>
          <table:table-cell table:style-name="ce4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949bf17e-038d-43bc-bbdb-cadeda19b075</text:p>
          </table:table-cell>
          <table:table-cell office:value-type="string">
            <text:p>a44da9ea-aeb1-4eea-8380-112520e1e1e1</text:p>
          </table:table-cell>
          <table:table-cell office:value-type="string">
            <text:p>Beth Mooney</text:p>
          </table:table-cell>
          <table:table-cell office:value-type="string">
            <text:p>Beth </text:p>
          </table:table-cell>
          <table:table-cell office:value-type="string">
            <text:p>Jan 14, 1994 (26 years)</text:p>
          </table:table-cell>
          <table:table-cell office:value-type="date" office:date-value="2020-01-26">
            <text:p>26/01/20</text:p>
          </table:table-cell>
          <table:table-cell table:style-name="ce4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43a54ab-f853-49ca-a0af-2d2e1195542f</text:p>
          </table:table-cell>
          <table:table-cell office:value-type="string">
            <text:p>a44da9ea-aeb1-4eea-8380-112520e1e1e1</text:p>
          </table:table-cell>
          <table:table-cell office:value-type="string">
            <text:p>Jess Jonassen</text:p>
          </table:table-cell>
          <table:table-cell office:value-type="string">
            <text:p>Jess</text:p>
          </table:table-cell>
          <table:table-cell office:value-type="string">
            <text:p>Nov 05, 1992 (27 years)</text:p>
          </table:table-cell>
          <table:table-cell office:value-type="date" office:date-value="2020-01-27">
            <text:p>27/01/20</text:p>
          </table:table-cell>
          <table:table-cell table:style-name="ce4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51af345-e3bd-4c46-9968-55f66deca951</text:p>
          </table:table-cell>
          <table:table-cell office:value-type="string">
            <text:p>a44da9ea-aeb1-4eea-8380-112520e1e1e1</text:p>
          </table:table-cell>
          <table:table-cell office:value-type="string">
            <text:p>Sophie Molineux</text:p>
          </table:table-cell>
          <table:table-cell office:value-type="string">
            <text:p>Sophie </text:p>
          </table:table-cell>
          <table:table-cell office:value-type="string">
            <text:p>Jan 17, 1998 (22 years)</text:p>
          </table:table-cell>
          <table:table-cell office:value-type="date" office:date-value="2020-01-28">
            <text:p>28/01/20</text:p>
          </table:table-cell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c4288ca-0be9-4715-b6c6-792b511efa37</text:p>
          </table:table-cell>
          <table:table-cell office:value-type="string">
            <text:p>a44da9ea-aeb1-4eea-8380-112520e1e1e1</text:p>
          </table:table-cell>
          <table:table-cell office:value-type="string">
            <text:p>Megan Schutt</text:p>
          </table:table-cell>
          <table:table-cell office:value-type="string">
            <text:p>Megan </text:p>
          </table:table-cell>
          <table:table-cell office:value-type="string">
            <text:p>Jan 15, 1993 (27 years)</text:p>
          </table:table-cell>
          <table:table-cell office:value-type="date" office:date-value="2020-01-29">
            <text:p>29/01/20</text:p>
          </table:table-cell>
          <table:table-cell table:style-name="ce4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56d1bfa-2d41-4e9c-8742-974a83a476a2</text:p>
          </table:table-cell>
          <table:table-cell office:value-type="string">
            <text:p>a44da9ea-aeb1-4eea-8380-112520e1e1e1</text:p>
          </table:table-cell>
          <table:table-cell office:value-type="string">
            <text:p>Georgia Wareham</text:p>
          </table:table-cell>
          <table:table-cell office:value-type="string">
            <text:p>Georgia</text:p>
          </table:table-cell>
          <table:table-cell office:value-type="string">
            <text:p>May 26, 1999 (20 years)</text:p>
          </table:table-cell>
          <table:table-cell office:value-type="date" office:date-value="2020-01-30">
            <text:p>30/01/20</text:p>
          </table:table-cell>
          <table:table-cell table:style-name="ce4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b43466f-c65a-4220-ba93-e9da250e0cf6</text:p>
          </table:table-cell>
          <table:table-cell office:value-type="string">
            <text:p>a44da9ea-aeb1-4eea-8380-112520e1e1e1</text:p>
          </table:table-cell>
          <table:table-cell office:value-type="string">
            <text:p>Molly Strano</text:p>
          </table:table-cell>
          <table:table-cell office:value-type="string">
            <text:p>Molly </text:p>
          </table:table-cell>
          <table:table-cell office:value-type="string">
            <text:p>Oct 05, 1992 (27 years)</text:p>
          </table:table-cell>
          <table:table-cell office:value-type="date" office:date-value="2020-01-31">
            <text:p>31/01/20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>
            <text:p>END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Aries</text:p>
          </table:table-cell>
          <table:table-cell table:style-name="ce4" office:value-type="string">
            <text:p>March 21 - April 19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>
            <text:p>Tarus</text:p>
          </table:table-cell>
          <table:table-cell table:style-name="ce4" office:value-type="string">
            <text:p>April 20 - May 2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Gemini</text:p>
          </table:table-cell>
          <table:table-cell table:style-name="ce4" office:value-type="string">
            <text:p>May 21 - June 2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Cancer</text:p>
          </table:table-cell>
          <table:table-cell table:style-name="ce4" office:value-type="string">
            <text:p>June 21 - July 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Leo</text:p>
          </table:table-cell>
          <table:table-cell table:style-name="ce4" office:value-type="string">
            <text:p>July 23 - August 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Virgo</text:p>
          </table:table-cell>
          <table:table-cell table:style-name="ce4" office:value-type="string">
            <text:p>August 23 - September 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Libra</text:p>
          </table:table-cell>
          <table:table-cell table:style-name="ce4" office:value-type="string">
            <text:p>September 23 - October 2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>
            <text:p>Scorpio</text:p>
          </table:table-cell>
          <table:table-cell table:style-name="ce4" office:value-type="string">
            <text:p>October 23 - November 2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string">
            <text:p>Sagittarius</text:p>
          </table:table-cell>
          <table:table-cell table:style-name="ce4" office:value-type="string">
            <text:p>November 22 - December 2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string">
            <text:p>Capricorn</text:p>
          </table:table-cell>
          <table:table-cell table:style-name="ce4" office:value-type="string">
            <text:p>December 22 - January 19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Aquarius</text:p>
          </table:table-cell>
          <table:table-cell table:style-name="ce4" office:value-type="string">
            <text:p>January 20 - February 1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string">
            <text:p>Pisces</text:p>
          </table:table-cell>
          <table:table-cell table:style-name="ce4" office:value-type="string">
            <text:p>February 19 - March 20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Match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6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eagueId</text:p>
          </table:table-cell>
          <table:table-cell office:value-type="string">
            <text:p>Team1Id</text:p>
          </table:table-cell>
          <table:table-cell office:value-type="string">
            <text:p>Team2Id</text:p>
          </table:table-cell>
          <table:table-cell office:value-type="string">
            <text:p>Team1PlayersInfo</text:p>
          </table:table-cell>
          <table:table-cell office:value-type="string">
            <text:p>Team2PlayersInfo</text:p>
          </table:table-cell>
          <table:table-cell office:value-type="string">
            <text:p>Date</text:p>
          </table:table-cell>
          <table:table-cell office:value-type="string">
            <text:p>Venu</text:p>
          </table:table-cell>
          <table:table-cell office:value-type="string">
            <text:p>MoonPlac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3">
          <table:table-cell office:value-type="string">
            <text:p>477ed2d4-94ff-4257-914b-141028accc3f</text:p>
          </table:table-cell>
          <table:table-cell office:value-type="string">
            <text:p>ffd8935a-c229-4f2a-9ed4-53242f98330c</text:p>
          </table:table-cell>
          <table:table-cell office:value-type="string">
            <text:p>2faf7f9c-0701-4add-96c5-0de7380ce3cb</text:p>
          </table:table-cell>
          <table:table-cell office:value-type="string">
            <text:p>a44da9ea-aeb1-4eea-8380-112520e1e1e1</text:p>
          </table:table-cell>
          <table:table-cell table:number-columns-repeated="2"/>
          <table:table-cell table:style-name="ce7" office:value-type="date" office:date-value="2020-03-08T20:00:00">
            <text:p>08/03/2020 20:00:00</text:p>
          </table:table-cell>
          <table:table-cell office:value-type="string">
            <text:p>Australia</text:p>
          </table:table-cell>
          <table:table-cell office:value-type="string">
            <text:p>Aries</text:p>
          </table:table-cell>
          <table:table-cell office:value-type="string">
            <text:p>Finals</text:p>
          </table:table-cell>
          <table:table-cell/>
        </table:table-row>
        <table:table-row table:style-name="ro1"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number-columns-repeated="6"/>
          <table:table-cell table:style-name="ce8"/>
          <table:table-cell table:number-columns-repeated="4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6/03/2020</text:date>, <text:time>14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Bathina</meta:initial-creator>
    <meta:creation-date>2019-10-24T11:51:31.76</meta:creation-date>
    <dc:date>2020-03-06T14:25:09.44</dc:date>
    <dc:creator>Naresh Bathina</dc:creator>
    <meta:editing-duration>P1DT18H9M8S</meta:editing-duration>
    <meta:editing-cycles>106</meta:editing-cycles>
    <meta:generator>OpenOffice/4.1.5$Win32 OpenOffice.org_project/415m1$Build-9789</meta:generator>
    <meta:document-statistic meta:table-count="6" meta:cell-count="693" meta:object-count="0"/>
  </office:meta>
</office:document-meta>
</file>